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Mono" officeooo:rsid="001fa64d" officeooo:paragraph-rsid="0020e328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style:font-name="Cantarell" officeooo:rsid="001fa64d" officeooo:paragraph-rsid="001fa64d"/>
    </style:style>
    <style:style style:name="P3" style:family="paragraph" style:parent-style-name="ISO_5f_Descripcion">
      <style:text-properties officeooo:paragraph-rsid="0020e328"/>
    </style:style>
    <style:style style:name="P4" style:family="paragraph" style:parent-style-name="ISO_5f_ComandoTitulo">
      <style:text-properties officeooo:paragraph-rsid="0020e328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ISO_5f_ComandoTitulo">Letra_unidad:</text:p>
      <text:p text:style-name="ISO_5f_Descripcion">Para cambiar la unidad activa, usamos <text:span text:style-name="T1">Letra_unidad:</text:span></text:p>
      <text:p text:style-name="ISO_5f_ComandoTitulo">COPY CON [letra:][ruta]nombrearchivo</text:p>
      <text:p text:style-name="ISO_5f_Descripcion">Crear archivos en DOS. <text:s/>Acabamos con <text:span text:style-name="T1">F6 -&gt; ^Z -&gt; ENTER</text:span></text:p>
      <text:p text:style-name="ISO_5f_ComandoTitulo">TYPE [unidad:][ruta]nombrearchivo</text:p>
      <text:p text:style-name="P3">Visualizar archivo en DOS:</text:p>
      <text:p text:style-name="ISO_5f_ComandoTitulo">MD [unidad:]ruta</text:p>
      <text:p text:style-name="ISO_5f_Descripcion">Creación directorio</text:p>
      <text:p text:style-name="ISO_5f_ComandoTitulo">CD [unidad:][ruta]</text:p>
      <text:p text:style-name="ISO_5f_Descripcion">Cambiar directorio activo</text:p>
      <text:p text:style-name="ISO_5f_Descripcion">El comando CD sin parámetros nos indica el directorio activo de la unidad activa. Pasando [unidad:] nos indica el directorio activo de la unidad pasada como parámetro.</text:p>
      <text:p text:style-name="ISO_5f_Descripcion">El comando CD NO cambia la unidad activa.</text:p>
      <text:p text:style-name="ISO_5f_Descripcion">El comando "CD C:.." cambiaria el directorio activo de C:, pero no cambiaria la unidad activa.</text:p>
      <text:p text:style-name="ISO_5f_ComandoTitulo">DIR [unidad:][ruta][nombrearchivo]</text:p>
      <text:p text:style-name="ISO_5f_Descripcion">Visualizar contenido directorio.</text:p>
      <text:p text:style-name="ISO_5f_ComandoTitulo">DEL [unidad:][ruta]nombrearchivo</text:p>
      <text:p text:style-name="ISO_5f_Descripcion">Borrado de archivos</text:p>
      <text:p text:style-name="ISO_5f_ComandoTitulo">RD [unidad:]ruta</text:p>
      <text:p text:style-name="ISO_5f_Descripcion">Borrado de directorios</text:p>
      <text:p text:style-name="ISO_5f_Descripcion">Solo borrará directorios vacios.</text:p>
      <text:p text:style-name="ISO_5f_Descripcion"><text:span text:style-name="T1">/S</text:span> Elimina el directorio aunque esté lleno</text:p>
      <text:p text:style-name="ISO_5f_ComandoTitulo">COPY origen destino</text:p>
      <text:p text:style-name="ISO_5f_Descripcion">Copiar archivos</text:p>
      <text:p text:style-name="ISO_5f_Descripcion"><text:span text:style-name="T1">origen</text:span> [unidad:][ruta]nombrearchivo</text:p>
      <text:p text:style-name="ISO_5f_Descripcion"><text:span text:style-name="T1">destino</text:span> [unidad:][ruta][nombrearchivo]</text:p>
      <text:p text:style-name="ISO_5f_ComandoTitulo">MOVE origen destino</text:p>
      <text:p text:style-name="ISO_5f_Descripcion">Mover archivos y directorios</text:p>
      <text:p text:style-name="ISO_5f_ComandoTitulo">REN [unidad:][ruta]nomarch nomarch</text:p>
      <text:p text:style-name="P3">Cambiar nombre archivo</text:p>
      <text:p text:style-name="P4">TREE [unidad:][ruta [/F]</text:p>
      <text:p text:style-name="ISO_5f_Descripcion">Visualizar árbol</text:p>
      <text:p text:style-name="ISO_5f_Descripcion"><text:span text:style-name="T1">/F</text:span> sólo muestra los directorios</text:p>
      <text:p text:style-name="ISO_5f_ComandoTitulo">VER</text:p>
      <text:p text:style-name="ISO_5f_Descripcion">Mostrar la versión del sistema operativo utilizado</text:p>
      <text:p text:style-name="ISO_5f_ComandoTitulo"><text:soft-page-break/>CLS</text:p>
      <text:p text:style-name="ISO_5f_Descripcion">Limpiar la pantalla</text:p>
      <text:p text:style-name="ISO_5f_ComandoTitulo">DATE</text:p>
      <text:p text:style-name="ISO_5f_Descripcion">Consultar y actualizar la fecha</text:p>
      <text:p text:style-name="ISO_5f_ComandoTitulo">TIME</text:p>
      <text:p text:style-name="ISO_5f_Descripcion">Consultar y actualizar la hora</text:p>
      <text:p text:style-name="ISO_5f_ComandoTitulo">SUBST [unidad1: [unidad2:]ruta]</text:p>
      <text:p text:style-name="ISO_5f_Descripcion">Asociar una ruta con una letra de unidad.</text:p>
      <text:p text:style-name="ISO_5f_Descripcion"><text:span text:style-name="T1">unidad1:</text:span> Unidad virtual a crear</text:p>
      <text:p text:style-name="ISO_5f_Descripcion"><text:span text:style-name="T1">[unidad2:]ruta</text:span> Ruta a la que queremos asociar la letra</text:p>
      <text:p text:style-name="ISO_5f_Descripcion">Sin parámetros muestra la lista de unidades virtuales en uso</text:p>
      <text:p text:style-name="ISO_5f_Descripcion"><text:span text:style-name="T1">SUBST unidad1: /D</text:span> Deshace la asociación de ruta para esa unidad</text:p>
      <text:p text:style-name="ISO_5f_ComandoTitulo">SORT</text:p>
      <text:p text:style-name="ISO_5f_Descripcion">Ordena por orden ASCII</text:p>
      <text:p text:style-name="ISO_5f_Descripcion"><text:span text:style-name="T1">/+n</text:span> Donde n es un número, ordenar en tal columna.</text:p>
      <text:p text:style-name="ISO_5f_Descripcion"><text:span text:style-name="T1">/R</text:span> Reverse, ordena decrecientemente.</text:p>
      <text:p text:style-name="ISO_5f_ComandoTitulo">FIND "cadena" lista_archivos</text:p>
      <text:p text:style-name="P2">Buscar coincidencias</text:p>
      <text:p text:style-name="P2"><text:span text:style-name="T1">/V</text:span> Que no tengan</text:p>
      <text:p text:style-name="P2"><text:span text:style-name="T1">/C </text:span>Muestra el número de líneas en lugar de las líneas.</text:p>
      <text:p text:style-name="ISO_5f_ComandoTitulo">MORE</text:p>
      <text:p text:style-name="ISO_5f_Descripcion">Muestra la información paginada</text:p>
      <text:p text:style-name="ISO_5f_ComandoTitulo">SET</text:p>
      <text:p text:style-name="ISO_5f_Descripcion">Permite crear, cambiar, borrar o mostrar variables del entorno.</text:p>
      <text:p text:style-name="ISO_5f_Descripcion">Sin parametros Para ver todas las variables.</text:p>
      <text:p text:style-name="ISO_5f_Descripcion"><text:span text:style-name="T1">SET VariableName</text:span> Para ver una variable.</text:p>
      <text:p text:style-name="ISO_5f_Descripcion"><text:span text:style-name="T1">SET VariableName=value</text:span> Para añadir una variable.</text:p>
      <text:p text:style-name="ISO_5f_Descripcion"><text:span text:style-name="T1">SET VariableName= </text:span>Para eliminar una variable.</text:p>
      <text:p text:style-name="ISO_5f_Descripcion"><text:span text:style-name="T1">%VariableName% </text:span>Para usar una variable.</text:p>
      <text:p text:style-name="ISO_5f_ComandoTitulo">PATH [[unidad:]ruta[;...]]</text:p>
      <text:p text:style-name="ISO_5f_Descripcion">Muestra o establece una ruta de búsqueda para los archivos ejecutables.</text:p>
      <text:p text:style-name="ISO_5f_ComandoTitulo">PROMPT [texto]</text:p>
      <text:p text:style-name="ISO_5f_Descripcion"><text:span text:style-name="T1">$Q</text:span> signo =</text:p>
      <text:p text:style-name="ISO_5f_Descripcion"><text:span text:style-name="T1">$$</text:span> signo $</text:p>
      <text:p text:style-name="ISO_5f_Descripcion"><text:span text:style-name="T1">$T </text:span>hora</text:p>
      <text:p text:style-name="ISO_5f_Descripcion"><text:span text:style-name="T1">$D </text:span>fecha</text:p>
      <text:p text:style-name="ISO_5f_Descripcion"><text:span text:style-name="T1">$N</text:span> unidad</text:p>
      <text:p text:style-name="ISO_5f_Descripcion"><text:span text:style-name="T1">$P </text:span>unidad y ruta</text:p>
      <text:p text:style-name="ISO_5f_Descripcion"><text:span text:style-name="T1">$G</text:span> signo &gt;</text:p>
      <text:p text:style-name="ISO_5f_Descripcion"><text:span text:style-name="T1">$L</text:span> signo 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SO_5f_ComandoTitulo" style:display-name="ISO_ComandoTitulo" style:family="paragraph" style:parent-style-name="Standard" style:next-style-name="ISO_5f_Descripcion" style:class="text" style:master-page-name="">
      <style:paragraph-properties fo:margin-top="0.6cm" fo:margin-bottom="0cm" style:contextual-spacing="false" fo:keep-together="auto" style:page-number="auto" fo:keep-with-next="auto"/>
      <style:text-properties style:font-name="Liberation Mono" fo:font-family="'Liberation Mono'" style:font-family-generic="modern" style:font-pitch="fixed" officeooo:rsid="001fa64d"/>
    </style:style>
    <style:style style:name="ISO_5f_Descripcion" style:display-name="ISO_Descripcion" style:family="paragraph" style:parent-style-name="Standard" style:class="text" style:master-page-name="">
      <style:paragraph-properties fo:margin-left="1.251cm" fo:margin-right="0cm" fo:keep-together="auto" fo:text-indent="0cm" style:auto-text-indent="false" style:page-number="auto" fo:keep-with-next="auto"/>
      <style:text-properties style:font-name="Cantarell" fo:font-family="Cantarell" style:font-pitch="variable" officeooo:rsid="001fa64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Mono" officeooo:rsid="001fa64d" officeooo:paragraph-rsid="0020e328"/>
    </style:style>
    <style:page-layout style:name="Mpm1">
      <style:page-layout-properties fo:page-width="21.001cm" fo:page-height="29.7cm" style:num-format="1" style:print-orientation="portrait" fo:margin-top="0.503cm" fo:margin-bottom="0.914cm" fo:margin-left="1.429cm" fo:margin-right="1.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73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andos Windows 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3T16:57:05.773910343</meta:creation-date>
    <dc:date>2015-06-13T17:27:11.847951500</dc:date>
    <meta:editing-duration>PT14M15S</meta:editing-duration>
    <meta:editing-cycles>1</meta:editing-cycles>
    <meta:document-statistic meta:table-count="0" meta:image-count="0" meta:object-count="0" meta:page-count="2" meta:paragraph-count="75" meta:word-count="340" meta:character-count="2280" meta:non-whitespace-character-count="2014"/>
    <meta:generator>LibreOffice/4.1.3.2$Linux_x86 LibreOffice_project/410m0$Build-2</meta:generator>
  </office:meta>
</office:document-meta>
</file>